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00ae00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ffff66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15516e" draw:opacity="50%" draw:textarea-horizontal-align="center" draw:textarea-vertical-align="middle" draw:shadow-opacity="50%"/>
    </style:style>
    <style:style style:name="gr6" style:family="graphic" style:parent-style-name="standard">
      <style:graphic-properties draw:marker-end="Arrow" draw:marker-end-width="0.15cm" draw:textarea-horizontal-align="center" draw:textarea-vertical-align="middle"/>
    </style:style>
    <style:style style:name="gr7" style:family="graphic" style:parent-style-name="standard">
      <style:graphic-properties draw:fill-color="#94bd5e" draw:opacity="50%" draw:textarea-horizontal-align="center" draw:textarea-vertical-align="middle" draw:shadow-opacity="50%"/>
    </style:style>
    <style:style style:name="gr8" style:family="graphic" style:parent-style-name="standard">
      <style:graphic-properties draw:fill-color="#7da647" draw:opacity="50%" draw:textarea-horizontal-align="center" draw:textarea-vertical-align="middle" draw:shadow-opacity="50%"/>
    </style:style>
    <style:style style:name="gr9" style:family="graphic" style:parent-style-name="standard">
      <style:graphic-properties draw:fill-color="#15516e" draw:opacity="50%" draw:textarea-horizontal-align="center" draw:textarea-vertical-align="middl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ffffff" draw:opacity="70%" draw:textarea-horizontal-align="center" draw:textarea-vertical-align="middle" draw:shadow-opacity="70%"/>
    </style:style>
    <style:style style:name="gr12" style:family="graphic" style:parent-style-name="standard">
      <style:graphic-properties draw:fill-color="#ffff66" draw:opacity="70%" draw:textarea-horizontal-align="center" draw:textarea-vertical-align="middl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font-family="Verdana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Verdana" fo:font-size="10pt"/>
    </style:style>
    <style:style style:name="P10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text-indent="0cm"/>
      <style:text-properties fo:font-family="Verdana" fo:font-size="14pt" fo:font-weight="normal" style:font-weight-asian="normal" style:font-weight-complex="normal"/>
    </style:style>
    <style:style style:name="P1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3" style:family="paragraph">
      <style:text-properties fo:font-family="Verdana" fo:font-size="14pt" fo:font-weight="bold" style:font-weight-asian="bold" style:font-weight-complex="bold"/>
    </style:style>
    <style:style style:name="T1" style:family="text">
      <style:text-properties fo:font-family="Verdana" style:font-family-generic="swiss" style:font-pitch="variable" fo:font-size="10pt"/>
    </style:style>
    <style:style style:name="T2" style:family="text">
      <style:text-properties fo:font-family="Verdana" fo:font-size="14pt" style:font-size-asian="14pt" style:font-size-complex="14pt"/>
    </style:style>
    <style:style style:name="T3" style:family="text">
      <style:text-properties fo:font-family="Verdan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family="Verdana" fo:font-size="10pt"/>
    </style:style>
    <style:style style:name="T5" style:family="text">
      <style:text-properties fo:font-size="10pt"/>
    </style:style>
    <style:style style:name="T6" style:family="text">
      <style:text-properties fo:font-family="Verdana" fo:font-size="14pt" fo:font-weight="normal" style:font-weight-asian="normal" style:font-weight-complex="normal"/>
    </style:style>
    <style:style style:name="T7" style:family="text">
      <style:text-properties fo:font-family="Verdana" fo:font-size="14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cm" svg:height="9.5cm" svg:x="3.635cm" svg:y="3.635cm">
          <text:p/>
        </draw:rect>
        <draw:rect draw:style-name="gr2" draw:text-style-name="P1" draw:layer="layout" svg:width="6.5cm" svg:height="3cm" svg:x="4.135cm" svg:y="5.135cm">
          <text:p/>
        </draw:rect>
        <draw:rect draw:style-name="gr3" draw:text-style-name="P3" draw:layer="layout" svg:width="4.5cm" svg:height="1cm" svg:x="5.135cm" svg:y="6.935cm">
          <text:p text:style-name="P2"><text:span text:style-name="T1">build/lib/mycore.jar</text:span></text:p>
        </draw:rect>
        <draw:rect draw:style-name="gr4" draw:text-style-name="P5" draw:layer="layout" svg:width="6.5cm" svg:height="1cm" svg:x="4.135cm" svg:y="11.635cm">
          <text:p text:style-name="P4"><text:span text:style-name="T2">MyCoRe-Dokumentation</text:span></text:p>
        </draw:rect>
        <draw:rect draw:style-name="gr5" draw:text-style-name="P7" draw:layer="layout" svg:width="5.009cm" svg:height="1cm" svg:x="4.926cm" svg:y="5.635cm">
          <text:p text:style-name="P6"><text:span text:style-name="T3">MyCoRe-Kern</text:span></text:p>
        </draw:rect>
        <draw:line draw:style-name="gr6" draw:text-style-name="P1" draw:layer="layout" svg:x1="10.635cm" svg:y1="12.135cm" svg:x2="11.635cm" svg:y2="12.135cm">
          <text:p/>
        </draw:line>
        <draw:line draw:style-name="gr6" draw:text-style-name="P1" draw:layer="layout" svg:x1="10.635cm" svg:y1="9.635cm" svg:x2="11.635cm" svg:y2="9.635cm">
          <text:p/>
        </draw:line>
        <draw:rect draw:style-name="gr2" draw:text-style-name="P1" draw:layer="layout" svg:width="6.5cm" svg:height="7.5cm" svg:x="11.635cm" svg:y="5.135cm">
          <text:p/>
        </draw:rect>
        <draw:rect draw:style-name="gr3" draw:text-style-name="P8" draw:layer="layout" svg:width="4cm" svg:height="1cm" svg:x="13.635cm" svg:y="6.135cm">
          <text:p text:style-name="P2"><text:span text:style-name="T4">Konfiguration und</text:span></text:p>
          <text:p text:style-name="P2"><text:span text:style-name="T4">Ergänzungskomp</text:span><text:span text:style-name="T5">.</text:span></text:p>
        </draw:rect>
        <draw:rect draw:style-name="gr7" draw:text-style-name="P9" draw:layer="layout" svg:width="4cm" svg:height="1cm" svg:x="13.635cm" svg:y="7.635cm">
          <text:p text:style-name="P8"><text:span text:style-name="T4">Konfiguration der</text:span></text:p>
          <text:p text:style-name="P8"><text:span text:style-name="T4">Standardmodule</text:span></text:p>
        </draw:rect>
        <draw:rect draw:style-name="gr4" draw:text-style-name="P8" draw:layer="layout" svg:width="4cm" svg:height="1cm" svg:x="13.635cm" svg:y="10.635cm">
          <text:p text:style-name="P8"><text:span text:style-name="T4">Anwendungs-</text:span></text:p>
          <text:p text:style-name="P8"><text:span text:style-name="T4">dokumentation</text:span></text:p>
        </draw:rect>
        <draw:rect draw:style-name="gr8" draw:text-style-name="P9" draw:layer="layout" svg:width="4cm" svg:height="1cm" svg:x="13.635cm" svg:y="9.135cm">
          <text:p text:style-name="P8"><text:span text:style-name="T4">Konfiguration der</text:span></text:p>
          <text:p text:style-name="P8"><text:span text:style-name="T4">optionale Module</text:span></text:p>
        </draw:rect>
        <draw:rect draw:style-name="gr9" draw:text-style-name="P1" draw:layer="layout" svg:width="1cm" svg:height="6.5cm" svg:x="12.135cm" svg:y="5.635cm">
          <text:p/>
        </draw:rect>
        <draw:line draw:style-name="gr6" draw:text-style-name="P1" draw:layer="layout" svg:x1="13.635cm" svg:y1="11.135cm" svg:x2="13.135cm" svg:y2="11.135cm">
          <text:p/>
        </draw:line>
        <draw:line draw:style-name="gr6" draw:text-style-name="P1" draw:layer="layout" svg:x1="13.635cm" svg:y1="9.635cm" svg:x2="13.135cm" svg:y2="9.635cm">
          <text:p/>
        </draw:line>
        <draw:line draw:style-name="gr6" draw:text-style-name="P1" draw:layer="layout" svg:x1="13.635cm" svg:y1="8.135cm" svg:x2="13.135cm" svg:y2="8.135cm">
          <text:p/>
        </draw:line>
        <draw:line draw:style-name="gr6" draw:text-style-name="P1" draw:layer="layout" svg:x1="13.635cm" svg:y1="6.635cm" svg:x2="13.135cm" svg:y2="6.635cm">
          <text:p/>
        </draw:line>
        <draw:frame draw:style-name="gr10" draw:text-style-name="P11" draw:layer="layout" svg:width="4.443cm" svg:height="0.852cm" draw:transform="rotate (1.5707963267946) translate (12.209cm 11.38cm)">
          <draw:text-box>
            <text:p text:style-name="P10"><text:span text:style-name="T6">Anwendungsteil</text:span></text:p>
          </draw:text-box>
        </draw:frame>
        <draw:frame draw:style-name="gr10" draw:text-style-name="P13" draw:layer="layout" svg:width="8.854cm" svg:height="0.852cm" svg:x="7.125cm" svg:y="3.915cm">
          <draw:text-box>
            <text:p text:style-name="P12"><text:span text:style-name="T7">Gesamte MyCoRe-Anwendung</text:span></text:p>
          </draw:text-box>
        </draw:frame>
        <draw:rect draw:style-name="gr11" draw:text-style-name="P8" draw:layer="layout" svg:width="6.5cm" svg:height="2.1cm" svg:x="4.135cm" svg:y="8.635cm">
          <text:p text:style-name="P8"><text:span text:style-name="T2"/></text:p>
          <text:p text:style-name="P8"><text:span text:style-name="T4"/></text:p>
          <text:p text:style-name="P8"><text:span text:style-name="T4"/></text:p>
        </draw:rect>
        <draw:rect draw:style-name="gr12" draw:text-style-name="P8" draw:layer="layout" svg:width="6.5cm" svg:height="2.1cm" svg:x="4.135cm" svg:y="8.635cm">
          <text:p text:style-name="P8"><text:span text:style-name="T2">Maven-Repository</text:span></text:p>
          <text:p text:style-name="P8"><text:span text:style-name="T4"/></text:p>
          <text:p text:style-name="P8"><text:span text:style-name="T4"/></text:p>
        </draw:rect>
        <draw:rect draw:style-name="gr8" draw:text-style-name="P9" draw:layer="layout" svg:width="4cm" svg:height="0.8cm" svg:x="5.335cm" svg:y="9.735cm">
          <text:p text:style-name="P8"><text:span text:style-name="T4">extern *.jar</text:span></text:p>
        </draw:rect>
        <draw:line draw:style-name="gr6" draw:text-style-name="P1" draw:layer="layout" svg:x1="7.335cm" svg:y1="7.935cm" svg:x2="7.335cm" svg:y2="8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zxx" style:country-asian="none" style:font-family-complex="'Albany AMT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6-07-05T15:24:55</meta:creation-date>
    <dc:creator>Wiebke Oeltjen</dc:creator>
    <dc:date>2010-02-12T15:33:57.25</dc:date>
    <dc:language>de-DE</dc:language>
    <meta:editing-cycles>13</meta:editing-cycles>
    <meta:editing-duration>PT02H19M0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